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ar bs-font-monospace" svg:font-family="'var bs-font-monospace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fo:font-weight="normal"/>
    </style:style>
    <style:style style:name="P5" style:family="paragraph" style:parent-style-name="Standard" style:list-style-name="L1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variant="normal" fo:text-transform="none" fo:color="#800080" style:font-name="var bs-font-monospace" fo:letter-spacing="normal" fo:font-style="normal" fo:font-weight="normal"/>
    </style:style>
    <style:style style:name="P7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color="#212529" style:font-name="var bs-font-monospace" fo:letter-spacing="normal" fo:font-style="normal"/>
    </style:style>
    <style:style style:name="T2" style:family="text">
      <style:text-properties fo:font-variant="normal" fo:text-transform="none" fo:color="#800080" style:font-name="var bs-font-monospace" fo:letter-spacing="normal" fo:font-style="normal"/>
    </style:style>
    <style:style style:name="T3" style:family="text">
      <style:text-properties fo:font-variant="normal" fo:text-transform="none" style:font-name="Times New Roman" fo:font-size="14pt" fo:letter-spacing="normal" fo:font-style="normal" style:font-size-asian="14pt" style:font-size-complex="14pt"/>
    </style:style>
    <style:style style:name="T4" style:family="text">
      <style:text-properties fo:font-size="14pt" style:text-underline-style="none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AM :</text:p>
      <text:p text:style-name="P1"/>
      <text:p text:style-name="P3">TP 26 janvier 2022 CV en html</text:p>
      <text:p text:style-name="P3"/>
      <text:p text:style-name="P2">Convertir son CV en markdown sur Vscode (regarder : <text:a xlink:type="simple" xlink:href="https://www.markdownguide.org/basic-syntax/#escaping-characters" text:style-name="Internet_20_link" text:visited-style-name="Visited_20_Internet_20_Link">https://www.markdownguide.org/basic-syntax/#escaping-characters</text:a>)</text:p>
      <text:p text:style-name="P2"/>
      <text:p text:style-name="P2">Connecter vscode à la vm :</text:p>
      <text:p text:style-name="P2"/>
      <text:list xml:id="list3526322433350616529" text:style-name="L1">
        <text:list-item>
          <text:p text:style-name="P5">Se connecter à sa vm en ssh depuis le terminale</text:p>
        </text:list-item>
        <text:list-item>
          <text:p text:style-name="P5">Sur vscode installer l'extension remote ssh de microsoft</text:p>
        </text:list-item>
        <text:list-item>
          <text:p text:style-name="P5">Control+shift+P, chercher remote-ssh add new ssh host</text:p>
        </text:list-item>
        <text:list-item>
          <text:p text:style-name="P5">Control+shift+P, chercher remote-ssh connect to host</text:p>
        </text:list-item>
      </text:list>
      <text:p text:style-name="P2"/>
      <text:p text:style-name="P2">Push CV sur git :</text:p>
      <text:p text:style-name="P2"/>
      <text:p text:style-name="P2"><text:tab/>Faire la config, git config –global user.email « #mail du compte »</text:p>
      <text:p text:style-name="P2"><text:tab/><text:tab/><text:tab/> <text:s text:c="4"/>git config – global user.name « #name »</text:p>
      <text:p text:style-name="P2"/>
      <text:p text:style-name="P4"><text:span text:style-name="T4"><text:tab/>Générer clé ssh : </text:span><text:span text:style-name="T1">ssh-keygen -t ed25519 -C </text:span><text:span text:style-name="T2">"#email"</text:span></text:p>
      <text:p text:style-name="P6"/>
      <text:p text:style-name="P4"><text:span text:style-name="T2"><text:tab/></text:span><text:span text:style-name="T3">Mettre la clé sur github puis clone le dépôt</text:span></text:p>
      <text:p text:style-name="P7"><text:tab/>Pour push la modif : mettre le cv dans le dépôt local, git add #nomCV, git commit, git push</text:p>
      <text:p text:style-name="P7"/>
      <text:p text:style-name="P7">commande git : https://gitimmersion.com/lab_28.htm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ar bs-font-monospace" svg:font-family="'var bs-font-monospace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1-26T14:26:15</meta:creation-date>
    <dc:date>2022-01-26T16:17:01</dc:date>
    <dc:creator>Jordan </dc:creator>
    <meta:editing-duration>PT12M43S</meta:editing-duration>
    <meta:editing-cycles>3</meta:editing-cycles>
    <meta:generator>OpenOffice/4.1.7$Unix OpenOffice.org_project/417m1$Build-9800</meta:generator>
    <meta:document-statistic meta:table-count="0" meta:image-count="0" meta:object-count="0" meta:page-count="1" meta:paragraph-count="15" meta:word-count="126" meta:character-count="764"/>
  </office:meta>
</office:document-meta>
</file>